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b58bf" officeooo:paragraph-rsid="001bff91"/>
    </style:style>
    <style:style style:name="P2" style:family="paragraph" style:parent-style-name="Standard">
      <style:text-properties officeooo:rsid="001bff91" officeooo:paragraph-rsid="001b58bf"/>
    </style:style>
    <style:style style:name="P3" style:family="paragraph" style:parent-style-name="Standard">
      <style:text-properties officeooo:rsid="00219b95" officeooo:paragraph-rsid="00219b95"/>
    </style:style>
    <style:style style:name="P4" style:family="paragraph" style:parent-style-name="Standard" style:list-style-name="L1">
      <style:text-properties officeooo:paragraph-rsid="001ef09a"/>
    </style:style>
    <style:style style:name="P5" style:family="paragraph" style:parent-style-name="Standard" style:list-style-name="L1">
      <style:text-properties officeooo:paragraph-rsid="00219b95"/>
    </style:style>
    <style:style style:name="P6" style:family="paragraph" style:parent-style-name="Standard" style:list-style-name="L1">
      <style:text-properties officeooo:paragraph-rsid="001b58bf"/>
    </style:style>
    <style:style style:name="P7" style:family="paragraph" style:parent-style-name="Standard" style:list-style-name="L1">
      <style:text-properties officeooo:paragraph-rsid="00255554"/>
    </style:style>
    <style:style style:name="P8" style:family="paragraph" style:parent-style-name="Standard" style:list-style-name="L1">
      <style:text-properties officeooo:rsid="001b58bf" officeooo:paragraph-rsid="001b58bf"/>
    </style:style>
    <style:style style:name="P9" style:family="paragraph" style:parent-style-name="Standard" style:list-style-name="L1">
      <style:text-properties officeooo:rsid="001b58bf" officeooo:paragraph-rsid="00219b95"/>
    </style:style>
    <style:style style:name="P10" style:family="paragraph" style:parent-style-name="Standard" style:list-style-name="L2">
      <style:text-properties officeooo:rsid="001b58bf" officeooo:paragraph-rsid="001bff91"/>
    </style:style>
    <style:style style:name="P11" style:family="paragraph" style:parent-style-name="Standard" style:list-style-name="L2">
      <style:text-properties officeooo:paragraph-rsid="001bff91"/>
    </style:style>
    <style:style style:name="P12" style:family="paragraph" style:parent-style-name="Standard" style:list-style-name="L3">
      <style:text-properties officeooo:rsid="001bff91" officeooo:paragraph-rsid="001bff91"/>
    </style:style>
    <style:style style:name="P13" style:family="paragraph" style:parent-style-name="Standard" style:list-style-name="L1">
      <style:text-properties officeooo:rsid="001d8ac5" officeooo:paragraph-rsid="001d8ac5"/>
    </style:style>
    <style:style style:name="P14" style:family="paragraph" style:parent-style-name="Standard" style:list-style-name="L1">
      <style:text-properties officeooo:rsid="00219b95" officeooo:paragraph-rsid="00219b95"/>
    </style:style>
    <style:style style:name="P15" style:family="paragraph" style:parent-style-name="Standard" style:list-style-name="L1">
      <style:text-properties officeooo:rsid="00255554" officeooo:paragraph-rsid="00255554"/>
    </style:style>
    <style:style style:name="T1" style:family="text">
      <style:text-properties officeooo:rsid="001b58bf"/>
    </style:style>
    <style:style style:name="T2" style:family="text">
      <style:text-properties officeooo:rsid="001ef09a"/>
    </style:style>
    <style:style style:name="T3" style:family="text">
      <style:text-properties officeooo:rsid="00208e91"/>
    </style:style>
    <style:style style:name="T4" style:family="text">
      <style:text-properties officeooo:rsid="00255554"/>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ki Gao (xag9bb)</text:p>
      <text:p text:style-name="P3">Homework 2</text:p>
      <text:p text:style-name="P3">CS 4414 – Operating Systems</text:p>
      <text:p text:style-name="P3">Fall 2015</text:p>
      <text:p text:style-name="P3"/>
      <text:list xml:id="list5679149966158111984" text:style-name="L1">
        <text:list-item>
          <text:p text:style-name="P6"><text:span text:style-name="T1"><text:s/></text:span></text:p>
        </text:list-item>
      </text:list>
      <text:list xml:id="list6047934402315182261" text:style-name="L2">
        <text:list-item>
          <text:p text:style-name="P10"><text:span text:style-name="T4">Two</text:span> thread<text:span text:style-name="T4">s</text:span> <text:span text:style-name="T4">are</text:span> needed for input and output. Because input and output operations to the system are I/O bound, having multiple threads <text:span text:style-name="T4">for each respectively </text:span>will not improve the performance of the program.</text:p>
          <text:p text:style-name="P11"/>
        </text:list-item>
        <text:list-item>
          <text:p text:style-name="P10">Four threads will be created to optimize the performance because the program is CPU-bound between startup and termination, meaning that the time for completion of the task is determined by the speed of the CPU. Therefore, utilizing all four processors would best improve the performance of the program.</text:p>
        </text:list-item>
      </text:list>
      <text:list xml:id="list111454470280781" text:continue-list="list5679149966158111984" text:style-name="L1">
        <text:list-item>
          <text:p text:style-name="P8"><text:s/></text:p>
        </text:list-item>
      </text:list>
      <text:p text:style-name="P1"><text:tab/></text:p>
      <text:list xml:id="list3883729982037611806" text:style-name="L3">
        <text:list-item>
          <text:p text:style-name="P12"><text:span text:style-name="T4">Six</text:span> unique process are created.</text:p>
        </text:list-item>
        <text:list-item>
          <text:p text:style-name="P12"><text:span text:style-name="T4">Eight</text:span> unique threads will be created. </text:p>
        </text:list-item>
      </text:list>
      <text:p text:style-name="P1"/>
      <text:list xml:id="list111454069622534" text:continue-list="list111454470280781" text:style-name="L1">
        <text:list-item>
          <text:p text:style-name="P13"/>
          <text:p text:style-name="P13">Line C – CHILD: value = 5</text:p>
          <text:p text:style-name="P13">Line P – PARENT: value = 0 </text:p>
          <text:p text:style-name="P4"/>
        </text:list-item>
        <text:list-item>
          <text:p text:style-name="P15"/>
          <text:list>
            <text:list-item>
              <text:p text:style-name="P7"><text:span text:style-name="T2">The function first declares a global counter that is initialized to 0. The it defines a struct list that contains a pointer to another struct list and a double value. This struct is then reassigned as a pointer list. The function count_positives(…) takes in a pointer to struct list as a parameter, and counts the number of positive values in the list by iterating through pointer next, which points to another struct list. Thread A would not increment the global value at at all, while thread B will increment the global value by 1. The two threads will run without any conflict.</text:span></text:p>
              <text:p text:style-name="P5"/>
            </text:list-item>
            <text:list-item>
              <text:p text:style-name="P14">The use of two parallel threads, if the code is not optimized for multithreading, can lead to race conditions in which results from one thread can overwrite results from another thread if they both operate on the same global variable(s). <text:span text:style-name="T4">However, the for the specific instance above, running thread A and B in parallel will no cause any issues.</text:span> <text:s/></text:p>
              <text:p text:style-name="P14"><text:s text:c="3"/><text:tab/><text:tab/></text:p>
            </text:list-item>
          </text:list>
        </text:list-item>
        <text:list-item>
          <text:p text:style-name="P9"><text:s/><text:span text:style-name="T3">If count_positives is optimized in such a manner, both thread A and B will modify the global variable. If both threads are executed concurrently, then race conditions will occur, and the final value of global_positives will vary by execution of the program.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05:28:41.970209000</meta:creation-date>
    <dc:date>2015-10-01T11:14:52.760678000</dc:date>
    <meta:editing-duration>PT16M55S</meta:editing-duration>
    <meta:editing-cycles>3</meta:editing-cycles>
    <meta:generator>LibreOffice/5.0.1.2$MacOSX_X86_64 LibreOffice_project/81898c9f5c0d43f3473ba111d7b351050be20261</meta:generator>
    <meta:document-statistic meta:table-count="0" meta:image-count="0" meta:object-count="0" meta:page-count="1" meta:paragraph-count="19" meta:word-count="329" meta:character-count="1904" meta:non-whitespace-character-count="1582"/>
  </office:meta>
</office:document-meta>
</file>